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traig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tra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í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traí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í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í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í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í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tray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tra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tra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traj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traj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traj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j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j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j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trae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trae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trae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e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e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e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e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e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traig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traig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ig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ig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ig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ig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traj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traj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traj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traj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traj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traj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traj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j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j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j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j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tra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tra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4:22:23.96657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5:24:13.110176630</dc:date>
    <meta:editing-duration>PT2H3M32S</meta:editing-duration>
    <meta:editing-cycles>12</meta:editing-cycles>
    <meta:generator>LibreOffice/6.0.7.3$Linux_X86_64 LibreOffice_project/00m0$Build-3</meta:generator>
    <meta:document-statistic meta:table-count="1" meta:cell-count="428" meta:object-count="0"/>
  </office:meta>
</office:document-meta>
</file>